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7b7b" officeooo:paragraph-rsid="00027b7b"/>
    </style:style>
    <style:style style:name="P2" style:family="paragraph" style:parent-style-name="Text_20_body">
      <style:text-properties officeooo:rsid="00720cc9" officeooo:paragraph-rsid="00027b7b"/>
    </style:style>
    <style:style style:name="P3" style:family="paragraph" style:parent-style-name="Standard">
      <style:text-properties officeooo:rsid="00027b7b" officeooo:paragraph-rsid="00027b7b"/>
    </style:style>
    <style:style style:name="P4" style:family="paragraph" style:parent-style-name="Standard">
      <style:text-properties officeooo:paragraph-rsid="00027b7b"/>
    </style:style>
    <style:style style:name="P5" style:family="paragraph" style:parent-style-name="Standard">
      <style:text-properties style:text-underline-style="solid" style:text-underline-width="auto" style:text-underline-color="font-color" officeooo:rsid="00027b7b" officeooo:paragraph-rsid="00027b7b"/>
    </style:style>
    <style:style style:name="T1" style:family="text">
      <style:text-properties fo:font-size="11pt" style:text-underline-style="solid" style:text-underline-width="auto" style:text-underline-color="font-color" officeooo:rsid="013428c2" style:font-size-asian="11pt" style:font-size-complex="11pt"/>
    </style:style>
    <style:style style:name="T2" style:family="text">
      <style:text-properties fo:font-size="11pt" style:text-underline-style="solid" style:text-underline-width="auto" style:text-underline-color="font-color" officeooo:rsid="01359eb2" style:font-size-asian="11pt" style:font-size-complex="11pt"/>
    </style:style>
    <style:style style:name="T3" style:family="text">
      <style:text-properties fo:font-size="11pt" style:text-underline-style="solid" style:text-underline-width="auto" style:text-underline-color="font-color" officeooo:rsid="014e1daa" style:font-size-asian="11pt" style:font-size-complex="11pt"/>
    </style:style>
    <style:style style:name="T4" style:family="text">
      <style:text-properties fo:font-size="11pt" style:text-underline-style="solid" style:text-underline-width="auto" style:text-underline-color="font-color" officeooo:rsid="0136cc25" style:font-size-asian="11pt" style:font-size-complex="11pt"/>
    </style:style>
    <style:style style:name="T5" style:family="text">
      <style:text-properties fo:font-size="11pt" style:text-underline-style="solid" style:text-underline-width="auto" style:text-underline-color="font-color" officeooo:rsid="014476d2" style:font-size-asian="11pt" style:font-size-complex="11pt"/>
    </style:style>
    <style:style style:name="T6" style:family="text">
      <style:text-properties fo:font-size="11pt" style:text-underline-style="solid" style:text-underline-width="auto" style:text-underline-color="font-color" officeooo:rsid="014f63cd" style:font-size-asian="11pt" style:font-size-complex="11pt"/>
    </style:style>
    <style:style style:name="T7" style:family="text">
      <style:text-properties fo:font-size="11pt" style:text-underline-style="solid" style:text-underline-width="auto" style:text-underline-color="font-color" officeooo:rsid="0002dce2" style:font-size-asian="11pt" style:font-size-complex="11pt"/>
    </style:style>
    <style:style style:name="T8" style:family="text">
      <style:text-properties fo:font-size="11pt" officeooo:rsid="013428c2" style:font-size-asian="11pt" style:font-size-complex="11pt"/>
    </style:style>
    <style:style style:name="T9" style:family="text">
      <style:text-properties fo:font-size="11pt" officeooo:rsid="0138a283" style:font-size-asian="11pt" style:font-size-complex="11pt"/>
    </style:style>
    <style:style style:name="T10" style:family="text">
      <style:text-properties fo:font-size="11pt" officeooo:rsid="013a8296" style:font-size-asian="11pt" style:font-size-complex="11pt"/>
    </style:style>
    <style:style style:name="T11" style:family="text">
      <style:text-properties fo:font-size="11pt" officeooo:rsid="013bb23c" style:font-size-asian="11pt" style:font-size-complex="11pt"/>
    </style:style>
    <style:style style:name="T12" style:family="text">
      <style:text-properties fo:font-size="11pt" officeooo:rsid="01476344" style:font-size-asian="11pt" style:font-size-complex="11pt"/>
    </style:style>
    <style:style style:name="T13" style:family="text">
      <style:text-properties fo:font-size="11pt" officeooo:rsid="0146c578" style:font-size-asian="11pt" style:font-size-complex="11pt"/>
    </style:style>
    <style:style style:name="T14" style:family="text">
      <style:text-properties fo:font-size="11pt" officeooo:rsid="01472975" style:font-size-asian="11pt" style:font-size-complex="11pt"/>
    </style:style>
    <style:style style:name="T15" style:family="text">
      <style:text-properties fo:font-size="11pt" officeooo:rsid="014150b4" style:font-size-asian="11pt" style:font-size-complex="11pt"/>
    </style:style>
    <style:style style:name="T16" style:family="text">
      <style:text-properties fo:font-size="11pt" officeooo:rsid="01359eb2" style:font-size-asian="11pt" style:font-size-complex="11pt"/>
    </style:style>
    <style:style style:name="T17" style:family="text">
      <style:text-properties fo:font-size="11pt" officeooo:rsid="01490c67" style:font-size-asian="11pt" style:font-size-complex="11pt"/>
    </style:style>
    <style:style style:name="T18" style:family="text">
      <style:text-properties fo:font-size="11pt" officeooo:rsid="014a56a1" style:font-size-asian="11pt" style:font-size-complex="11pt"/>
    </style:style>
    <style:style style:name="T19" style:family="text">
      <style:text-properties fo:font-size="11pt" officeooo:rsid="014b3b3a" style:font-size-asian="11pt" style:font-size-complex="11pt"/>
    </style:style>
    <style:style style:name="T20" style:family="text">
      <style:text-properties fo:font-size="11pt" officeooo:rsid="014c72cd" style:font-size-asian="11pt" style:font-size-complex="11pt"/>
    </style:style>
    <style:style style:name="T21" style:family="text">
      <style:text-properties fo:font-size="11pt" officeooo:rsid="014d2490" style:font-size-asian="11pt" style:font-size-complex="11pt"/>
    </style:style>
    <style:style style:name="T22" style:family="text">
      <style:text-properties fo:font-size="11pt" officeooo:rsid="014e1daa" style:font-size-asian="11pt" style:font-size-complex="11pt"/>
    </style:style>
    <style:style style:name="T23" style:family="text">
      <style:text-properties fo:font-size="11pt" officeooo:rsid="0136cc25" style:font-size-asian="11pt" style:font-size-complex="11pt"/>
    </style:style>
    <style:style style:name="T24" style:family="text">
      <style:text-properties fo:font-size="11pt" officeooo:rsid="014f63cd" style:font-size-asian="11pt" style:font-size-complex="11pt"/>
    </style:style>
    <style:style style:name="T25" style:family="text">
      <style:text-properties fo:font-size="11pt" officeooo:rsid="013bf779" style:font-size-asian="11pt" style:font-size-complex="11pt"/>
    </style:style>
    <style:style style:name="T26" style:family="text">
      <style:text-properties fo:font-size="11pt" officeooo:rsid="013c2140" style:font-size-asian="11pt" style:font-size-complex="11pt"/>
    </style:style>
    <style:style style:name="T27" style:family="text">
      <style:text-properties fo:font-size="11pt" officeooo:rsid="013c9a51" style:font-size-asian="11pt" style:font-size-complex="11pt"/>
    </style:style>
    <style:style style:name="T28" style:family="text">
      <style:text-properties fo:font-size="11pt" officeooo:rsid="013d6ee7" style:font-size-asian="11pt" style:font-size-complex="11pt"/>
    </style:style>
    <style:style style:name="T29" style:family="text">
      <style:text-properties fo:font-size="11pt" officeooo:rsid="013de956" style:font-size-asian="11pt" style:font-size-complex="11pt"/>
    </style:style>
    <style:style style:name="T30" style:family="text">
      <style:text-properties fo:font-size="11pt" officeooo:rsid="014476d2" style:font-size-asian="11pt" style:font-size-complex="11pt"/>
    </style:style>
    <style:style style:name="T31" style:family="text">
      <style:text-properties fo:font-size="11pt" officeooo:rsid="0002dce2" style:font-size-asian="11pt" style:font-size-complex="11pt"/>
    </style:style>
    <style:style style:name="T32" style:family="text">
      <style:text-properties style:text-position="super 58%" fo:font-size="11pt" officeooo:rsid="0138a283" style:font-size-asian="11pt" style:font-size-complex="11pt"/>
    </style:style>
    <style:style style:name="T33" style:family="text">
      <style:text-properties style:text-position="super 58%" fo:font-size="11pt" officeooo:rsid="013a8296" style:font-size-asian="11pt" style:font-size-complex="11pt"/>
    </style:style>
    <style:style style:name="T34" style:family="text">
      <style:text-properties officeooo:rsid="0002dce2"/>
    </style:style>
    <style:style style:name="T35" style:family="text">
      <style:text-properties fo:font-variant="normal" fo:text-transform="none" fo:color="#000000" style:font-name="Open Sans" fo:font-size="11pt" fo:letter-spacing="normal" fo:font-style="normal" fo:font-weight="normal" officeooo:rsid="0002dce2"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1<text:line-break/>Notes<text:line-break/><text:line-break/><text:span text:style-name="T1">What are the differences between blastn, blastp, and tblastn?</text:span><text:span text:style-name="T8"><text:line-break/></text:span><text:span text:style-name="T9">Blastn is quite poor for finding protein-coding sequences, this can be partly attributed to the wobble position of the 3</text:span><text:span text:style-name="T32">rd</text:span><text:span text:style-name="T9"> nucleotide in most codons. </text:span><text:span text:style-name="T10">This implies that the exact same amino acid sequence can be encoded by 2 nucleotide sequences differing in every 3</text:span><text:span text:style-name="T33">rd</text:span><text:span text:style-name="T10"> positions (since mutations in the 3</text:span><text:span text:style-name="T33">rd</text:span><text:span text:style-name="T10"> position do not affect the resulting protein). </text:span><text:span text:style-name="T11">The amino acid sequences being identical, blastp would have no problem in retrieving one sequence, and using the other sequence as query. However, blastn uses a default word size of 11 nucleotides meaning the 2 sequences must match with at least 11 nucleotides for blastn to be able to report any hit at all. </text:span></text:p>
      <text:p text:style-name="P2"><text:span text:style-name="T25">The solution to this problem is to use blastp rather than blastn whenever possible. If only nucleotide sequences are available then tblastn should be used, provided we are searching for protein-coding sequences. </text:span><text:span text:style-name="T26">This algorithm will translate the query, database or both into protein sequences before blasting these with blastp, thus avoiding the blastn-related problems.</text:span><text:span text:style-name="T27"> However, introns in genomic data will still make it difficult to produce lengthy alignments using this method.</text:span><text:span text:style-name="T8"><text:line-break/><text:line-break/>What are the reasons for varying search parameters?<text:line-break/><text:line-break/></text:span><text:span text:style-name="T1">What is the significance of BLOSUM62?</text:span><text:span text:style-name="T8"><text:line-break/></text:span><text:span text:style-name="T28">Protein similarity scoring matrices dramatically improve evolutionary look-back time, because they capture amino-acid substitution preferences that have emerged over evolutionary time.<text:line-break/></text:span><text:span text:style-name="T29">The BLAST </text:span><text:span text:style-name="T15">protein alignment </text:span><text:span text:style-name="T29">programs </text:span><text:span text:style-name="T15">use “deep” similarity matrices like BLOSUM62 to identify homologs that share less than 25% sequence identity. Deep scoring matrices require long sequence alignments to achieve statistically significant similarity scores.<text:line-break/></text:span><text:span text:style-name="T30"><text:line-break/></text:span><text:span text:style-name="T5">PAM vs BLOSUM?</text:span><text:span text:style-name="T30"><text:line-break/></text:span><text:span text:style-name="T13">PAM matrices are used to score alignments between closely related protein sequences, </text:span><text:span text:style-name="T14">are based on global alignments, and higher numbers in the PAM matrix naming denote greater evolutionary distance.</text:span></text:p>
      <text:p text:style-name="P1"><text:span text:style-name="T12">In contrast,</text:span><text:span text:style-name="T13"> BLOSUM matrices are used to score alignments between evolutionary divergent protein sequences</text:span><text:span text:style-name="T14">, </text:span><text:span text:style-name="T12">are based on local alignments, and higher numbers in the BLOSUM matrix naming denote higher sequence similarity and smaller evolutionary distance.</text:span><text:span text:style-name="T15"><text:line-break/></text:span><text:span text:style-name="T8"><text:line-break/></text:span><text:span text:style-name="T2">What does bit score represent?</text:span><text:span text:style-name="T16"><text:line-break/></text:span><text:span text:style-name="T17">The bit score measures sequence similarity independent of query sequence length and database size and is normalised based on the raw pairwise alignment score. Thus, the higher the bit score the more significant the match is. The bit score provides a constant statistical indicator for sea<text:tab/>rching different databases of different sizes or for searching the same database at different times as the database enlarges.</text:span><text:span text:style-name="T16"><text:line-break/><text:line-break/></text:span><text:span text:style-name="T2">What does e value represent?</text:span><text:span text:style-name="T16"><text:line-break/></text:span><text:span text:style-name="T18">The e-value provides information about the likelihood that a given sequence match is purely by chance. The lower the E-value, the less likely the database match is a result of random chance and therefore the more significant the match is. </text:span><text:span text:style-name="T19">If E &lt; 1e-50 there should be an extremely high confidence that the database match is a result of a homologous relationship, if 1e-50 &lt;= E &lt; 0.01 the match can be considered a result of homology, if 0.01 &lt;= E &lt; 10 the match is not considered significant but may hint at a tentative homologous relationshi</text:span><text:span text:style-name="T20">p, if E &gt; 10 the sequences under consideration are either unrelated or related by extremely distant relationships that are undetectable by this method.</text:span><text:span text:style-name="T16"><text:line-break/><text:line-break/></text:span><text:span text:style-name="T2">What does query coverage represent?</text:span><text:span text:style-name="T16"><text:line-break/></text:span><text:span text:style-name="T21">Query coverage is the percentage of the query sequence length that is included in the alignment.</text:span><text:span text:style-name="T16"><text:line-break/></text:span><text:span text:style-name="T3">What does ID% represent?</text:span><text:span text:style-name="T22"><text:line-break/>Identity % is the percentages of characters within the covered part of the query that are identical.</text:span><text:span text:style-name="T16"><text:line-break/><text:line-break/></text:span><text:span text:style-name="T4">How were the “best hit(s)” chosen?</text:span><text:span text:style-name="T23"><text:line-break/></text:span><text:soft-page-break/><text:span text:style-name="T24">These were filtered by E value, and chosen based on a combination of factors mainly being: query coverage %, total bit score, and e-value.</text:span></text:p>
      <text:p text:style-name="P1"><text:span text:style-name="T24"/></text:p>
      <text:p text:style-name="P5"><text:span text:style-name="T24"/></text:p>
      <text:p text:style-name="P4"><text:span text:style-name="T6">-</text:span><text:span text:style-name="T7">like in a sequence name:</text:span><text:span text:style-name="T31"><text:line-break/></text:span><text:span text:style-name="T35">A conclusion from the annotation pipeline that given the evidence the sequence is considered similar to the reference. This could turn out to be a related protein or an orthologue that has divereged to such an extent that the algorithms cannot be sure that it has the same function. i.e. it is drawing our attention to a sequence of potential interest. That's quite vague because it will depend on the circumstances of each sequence entry. A very careful analysis taking into account things like predicted structure, presence of active site etc. could build extra evidence that it is indeed a functional version of the protein that it is "like", but that's well beyond what we're asking you to do her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6T12:40:39.972159855</meta:creation-date>
    <dc:date>2021-10-26T18:15:50.795314351</dc:date>
    <meta:editing-duration>PT4H5M29S</meta:editing-duration>
    <meta:editing-cycles>2</meta:editing-cycles>
    <meta:generator>LibreOffice/6.4.7.2$Linux_X86_64 LibreOffice_project/40$Build-2</meta:generator>
    <meta:document-statistic meta:table-count="0" meta:image-count="0" meta:object-count="0" meta:page-count="2" meta:paragraph-count="4" meta:word-count="724" meta:character-count="4581" meta:non-whitespace-character-count="3851"/>
  </office:meta>
</office:document-meta>
</file>